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officeooo:rsid="00148d82" officeooo:paragraph-rsid="00148d82"/>
    </style:style>
    <style:style style:name="P2" style:family="paragraph" style:parent-style-name="Text_20_body">
      <style:text-properties style:font-name="Arial" officeooo:rsid="00148d82" officeooo:paragraph-rsid="001a2c91"/>
    </style:style>
    <style:style style:name="P3" style:family="paragraph" style:parent-style-name="Text_20_body">
      <style:text-properties style:font-name="Arial" officeooo:rsid="00162c98"/>
    </style:style>
    <style:style style:name="P4" style:family="paragraph" style:parent-style-name="Text_20_body">
      <style:text-properties style:font-name="Arial" officeooo:rsid="00162c98" officeooo:paragraph-rsid="00162c98"/>
    </style:style>
    <style:style style:name="P5" style:family="paragraph" style:parent-style-name="Text_20_body">
      <style:text-properties style:font-name="Arial" officeooo:rsid="0016c627" officeooo:paragraph-rsid="0016c627"/>
    </style:style>
    <style:style style:name="P6" style:family="paragraph" style:parent-style-name="Text_20_body">
      <style:text-properties style:font-name="Arial" officeooo:rsid="00171b06" officeooo:paragraph-rsid="00171b06"/>
    </style:style>
    <style:style style:name="P7" style:family="paragraph" style:parent-style-name="Text_20_body">
      <style:text-properties style:font-name="Arial" officeooo:rsid="0018ff9b" officeooo:paragraph-rsid="0018ff9b"/>
    </style:style>
    <style:style style:name="P8" style:family="paragraph" style:parent-style-name="Text_20_body">
      <style:text-properties style:font-name="Arial" fo:font-size="12pt" officeooo:rsid="0018ff9b" officeooo:paragraph-rsid="0018ff9b" style:font-size-asian="12pt" style:font-size-complex="12pt"/>
    </style:style>
    <style:style style:name="P9" style:family="paragraph" style:parent-style-name="Text_20_body">
      <style:text-properties style:font-name="Arial" officeooo:rsid="001a2c91" officeooo:paragraph-rsid="001a2c91"/>
    </style:style>
    <style:style style:name="P10" style:family="paragraph" style:parent-style-name="Text_20_body">
      <style:text-properties style:font-name="Courier New" officeooo:rsid="00171b06" officeooo:paragraph-rsid="00171b06"/>
    </style:style>
    <style:style style:name="P11" style:family="paragraph" style:parent-style-name="Text_20_body">
      <style:text-properties style:font-name="Courier New" fo:font-size="10pt" officeooo:rsid="0018ff9b" officeooo:paragraph-rsid="0018ff9b" style:font-size-asian="10pt" style:font-size-complex="10pt"/>
    </style:style>
    <style:style style:name="P12" style:family="paragraph" style:parent-style-name="Text_20_body">
      <style:text-properties style:font-name="Courier New" officeooo:rsid="001a2c91" officeooo:paragraph-rsid="001a2c91"/>
    </style:style>
    <style:style style:name="P13" style:family="paragraph" style:parent-style-name="Text_20_body">
      <style:paragraph-properties fo:margin-top="0cm" fo:margin-bottom="0cm" style:contextual-spacing="false"/>
      <style:text-properties style:font-name="Courier New"/>
    </style:style>
    <style:style style:name="P14" style:family="paragraph" style:parent-style-name="Text_20_body">
      <style:paragraph-properties fo:margin-top="0cm" fo:margin-bottom="0cm" style:contextual-spacing="false"/>
      <style:text-properties style:font-name="Courier New" officeooo:rsid="00162c98" officeooo:paragraph-rsid="00162c98"/>
    </style:style>
    <style:style style:name="P15" style:family="paragraph" style:parent-style-name="Text_20_body">
      <style:paragraph-properties fo:margin-top="0cm" fo:margin-bottom="0cm" style:contextual-spacing="false"/>
      <style:text-properties style:font-name="Courier New" officeooo:rsid="0016c627" officeooo:paragraph-rsid="0016c627"/>
    </style:style>
    <style:style style:name="P16" style:family="paragraph" style:parent-style-name="Text_20_body">
      <style:paragraph-properties fo:margin-top="0cm" fo:margin-bottom="0cm" style:contextual-spacing="false"/>
      <style:text-properties style:font-name="Courier New" officeooo:paragraph-rsid="001bbc42"/>
    </style:style>
    <style:style style:name="P17" style:family="paragraph" style:parent-style-name="Text_20_body">
      <style:paragraph-properties fo:margin-top="0cm" fo:margin-bottom="0cm" style:contextual-spacing="false"/>
      <style:text-properties style:font-name="Arial" officeooo:rsid="0016c627" officeooo:paragraph-rsid="001bbc42"/>
    </style:style>
    <style:style style:name="P18" style:family="paragraph" style:parent-style-name="Text_20_body">
      <style:paragraph-properties fo:break-before="page"/>
      <style:text-properties style:font-name="Arial" officeooo:rsid="00162c98" officeooo:paragraph-rsid="00162c98"/>
    </style:style>
    <style:style style:name="P19" style:family="paragraph" style:parent-style-name="Standard">
      <style:text-properties officeooo:rsid="00148d82" officeooo:paragraph-rsid="00148d82"/>
    </style:style>
    <style:style style:name="P20" style:family="paragraph" style:parent-style-name="Standard">
      <style:text-properties style:font-name="Courier New" fo:font-size="12pt" officeooo:rsid="0018ff9b" officeooo:paragraph-rsid="0018ff9b" style:font-size-asian="12pt" style:font-size-complex="12pt"/>
    </style:style>
    <style:style style:name="P21" style:family="paragraph" style:parent-style-name="Standard">
      <style:text-properties style:font-name="Arial" officeooo:rsid="00148d82" officeooo:paragraph-rsid="00148d82"/>
    </style:style>
    <style:style style:name="P22" style:family="paragraph" style:parent-style-name="Standard">
      <style:text-properties officeooo:paragraph-rsid="0018ff9b"/>
    </style:style>
    <style:style style:name="P23" style:family="paragraph" style:parent-style-name="Heading_20_1">
      <style:text-properties officeooo:rsid="00148d82" officeooo:paragraph-rsid="00148d82"/>
    </style:style>
    <style:style style:name="P24" style:family="paragraph" style:parent-style-name="Heading_20_1">
      <style:text-properties officeooo:rsid="001a2c91" officeooo:paragraph-rsid="001a2c91"/>
    </style:style>
    <style:style style:name="P25" style:family="paragraph" style:parent-style-name="Heading_20_2">
      <style:text-properties officeooo:rsid="00162c98" officeooo:paragraph-rsid="00162c98"/>
    </style:style>
    <style:style style:name="P26" style:family="paragraph" style:parent-style-name="Heading_20_2">
      <style:text-properties officeooo:rsid="00171b06" officeooo:paragraph-rsid="00171b06"/>
    </style:style>
    <style:style style:name="P27" style:family="paragraph" style:parent-style-name="Heading_20_2">
      <style:text-properties officeooo:paragraph-rsid="0018ff9b"/>
    </style:style>
    <style:style style:name="P28" style:family="paragraph" style:parent-style-name="Text_20_body" style:list-style-name="L1">
      <style:text-properties style:font-name="Arial" officeooo:rsid="00148d82" officeooo:paragraph-rsid="00148d82"/>
    </style:style>
    <style:style style:name="P29" style:family="paragraph" style:parent-style-name="Text_20_body" style:list-style-name="L2">
      <style:text-properties style:font-name="Arial" officeooo:rsid="00148d82" officeooo:paragraph-rsid="00148d82"/>
    </style:style>
    <style:style style:name="P30" style:family="paragraph" style:parent-style-name="Text_20_body" style:list-style-name="L3">
      <style:text-properties style:font-name="Arial" officeooo:rsid="0016c627" officeooo:paragraph-rsid="0016c627"/>
    </style:style>
    <style:style style:name="P31" style:family="paragraph" style:parent-style-name="Text_20_body" style:list-style-name="L4">
      <style:text-properties style:font-name="Arial" officeooo:rsid="00171b06" officeooo:paragraph-rsid="00171b06"/>
    </style:style>
    <style:style style:name="T1" style:family="text">
      <style:text-properties style:font-name="Arial"/>
    </style:style>
    <style:style style:name="T2" style:family="text">
      <style:text-properties style:font-name="Arial" officeooo:rsid="0018ff9b"/>
    </style:style>
    <style:style style:name="T3" style:family="text">
      <style:text-properties style:font-name="Arial" officeooo:rsid="001bbc42"/>
    </style:style>
    <style:style style:name="T4" style:family="text">
      <style:text-properties style:font-name="Arial" officeooo:rsid="001b043e"/>
    </style:style>
    <style:style style:name="T5" style:family="text">
      <style:text-properties officeooo:rsid="00162c98"/>
    </style:style>
    <style:style style:name="T6" style:family="text">
      <style:text-properties officeooo:rsid="00171b06"/>
    </style:style>
    <style:style style:name="T7" style:family="text">
      <style:text-properties officeooo:rsid="0018ff9b"/>
    </style:style>
    <style:style style:name="T8" style:family="text">
      <style:text-properties officeooo:rsid="001a2c91"/>
    </style:style>
    <style:style style:name="T9" style:family="text">
      <style:text-properties officeooo:rsid="001b043e"/>
    </style:style>
    <style:style style:name="T10" style:family="text">
      <style:text-properties officeooo:rsid="001bbc42"/>
    </style:style>
    <style:style style:name="T11" style:family="text">
      <style:text-properties officeooo:rsid="001cfd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CPD RUST</text:p>
      <text:p text:style-name="P21"/>
      <text:p text:style-name="P19"><text:span text:style-name="T1">Daniel Sigg, </text:span><text:a xlink:type="simple" xlink:href="mailto:daniel@siggsoftware.ch" text:style-name="Internet_20_link" text:visited-style-name="Visited_20_Internet_20_Link"><text:span text:style-name="T1">daniel@siggsoftware.ch</text:span></text:a></text:p>
      <text:p text:style-name="P22"><text:span text:style-name="T2">V1.</text:span><text:span text:style-name="T3">2</text:span><text:span text:style-name="T2">.</text:span><text:span text:style-name="T3">0</text:span><text:span text:style-name="T2">, </text:span><text:span text:style-name="T3">15</text:span><text:span text:style-name="T2">.1</text:span><text:span text:style-name="T3">2</text:span><text:span text:style-name="T2">.23 </text:span><text:span text:style-name="T4">(Korrektur Beschreibung </text:span><text:span text:style-name="T3">Parameter DDL</text:span><text:span text:style-name="T4">)</text:span></text:p>
      <text:p text:style-name="P21"/>
      <text:h text:style-name="Heading_20_1" text:outline-level="1">Allgemeines</text:h>
      <text:p text:style-name="P1">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xml:id="list2102846622" text:style-name="L1">
        <text:list-item>
          <text:p text:style-name="P28">DDL über SPI</text:p>
          <text:list>
            <text:list-item>
              <text:p text:style-name="P28">Märklin Motorola Protokolle, MM</text:p>
            </text:list-item>
            <text:list-item>
              <text:p text:style-name="P28">DCC, inkl. Servicemode mit Haupt- und Programmiergleis</text:p>
            </text:list-item>
            <text:list-item>
              <text:p text:style-name="P28">MFX, inkl. automatische Lokanmeldung, Servicemode</text:p>
            </text:list-item>
          </text:list>
        </text:list-item>
        <text:list-item>
          <text:p text:style-name="P28">S88 Bus über SPI</text:p>
        </text:list-item>
      </text:list>
      <text:p text:style-name="P1">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xml:id="list635510045" text:style-name="L2">
        <text:list-item>
          <text:p text:style-name="P29">Optimierte Ausgabe über DCC, es werden keine unnötigen Pau<text:span text:style-name="T10">s</text:span>en in den Datenstrom eingefügt. Verlangt ein Protokoll eine Pause, wird sie für andere Telegramme verwendet.</text:p>
        </text:list-item>
        <text:list-item>
          <text:p text:style-name="P29">MFX</text:p>
        </text:list-item>
        <text:list-item>
          <text:p text:style-name="P29">Für Loks (GL): Priorisierung Haltkommandos</text:p>
        </text:list-item>
        <text:list-item>
          <text:p text:style-name="P29">(Alte) Schaltdekoder wie Märklin k83 können gleichzeitig nur ein Ausgang aktiv haben</text:p>
        </text:list-item>
      </text:list>
      <text:h text:style-name="P23" text:outline-level="1">Konfiguration</text:h>
      <text:p text:style-name="P1">Standardmässig wird die Konfigurationsdatei „/etc/srcpd.conf“ verwendet <text:span text:style-name="T5">und der srcpd läuft nach „fork“ im Hintergrund weiter. Mit dem Parameter „-n“ kann das „fork“ unterdrückt werden, m</text:span>it dem Parameter „-f configfile“ kann beim Start eine andere <text:span text:style-name="T5">Konfigurationsd</text:span>atei angegeben werden.</text:p>
      <text:h text:style-name="Heading_20_2" text:outline-level="2">Konfigurationsdatei</text:h>
      <text:p text:style-name="P4">Die Konfigurationsdatei hat einen Abschnitt für den srcp-Server selbst und je einen für alle vorhandenen Server (aktuell S88 und DDL).</text:p>
      <text:p text:style-name="P4"/>
      <text:h text:style-name="Heading_20_2" text:outline-level="2"><text:soft-page-break/>srcp Server</text:h>
      <text:p text:style-name="P13">[srcp]</text:p>
      <text:p text:style-name="P13">port = 12345</text:p>
      <text:p text:style-name="P3"/>
      <text:p text:style-name="P3">Einzige Angabe: <text:span text:style-name="T8">P</text:span>ort, auf dem srcpd auf srcp Verbindungen wartet.</text:p>
      <text:h text:style-name="P25" text:outline-level="2">S88</text:h>
      <text:p text:style-name="P14">[s88]</text:p>
      <text:p text:style-name="P14">bus = 1</text:p>
      <text:p text:style-name="P14">refresh = 50</text:p>
      <text:p text:style-name="P14">repeat = 3</text:p>
      <text:p text:style-name="P14">spiport = /dev/spidev1</text:p>
      <text:p text:style-name="P14">spimode = 2</text:p>
      <text:p text:style-name="P14">number_fb_1 = 18</text:p>
      <text:p text:style-name="P14">number_fb_2 = 23</text:p>
      <text:p text:style-name="P14">number_fb_3 = 0</text:p>
      <text:p text:style-name="P14">number_fb_4 = 0</text:p>
      <text:p text:style-name="P14"/>
      <text:p text:style-name="P4">bus:<text:line-break/>Erster verwendeter srcp Bus. Es werden ab da IMMER 4 Busse reserviert, in diesem Beispiel als 1 bis 4. Jeder der max. S88 Busse wird über einen eigenen srcp Bus gemeldet.</text:p>
      <text:p text:style-name="P4">refresh:<text:line-break/>Einleseintervall der S88 Busse. Angabe in ms.</text:p>
      <text:p text:style-name="P4">repeat:<text:line-break/>Ungerade Zahl, Anzahl Einlesen für Filterung. Bei 3 ist bei Ungleichheiten min. 2 mal das selbe notwendig. Damit können einzelne Bitfehler korrigiert werden.</text:p>
      <text:p text:style-name="P4">spiport:<text:line-break/>Der zu verwendende SPI Port. Füt den ersten S88 Bus wird dann spix.0, für den zweiten spix.1 verwendet.</text:p>
      <text:p text:style-name="P4">spimode<text:line-break/>Zu verwendender SPI Mode, siehe S88 SPI Schema. Eigentlich Mode 1, SPI1 auf den Raspberry PI unterstützt diesen aber nicht, deshalb Schaltung für Mode 2 verwenden.</text:p>
      <text:p text:style-name="P4">number_fb_[1..4]<text:line-break/>Die Anzahl S88 Module für Bus 1 bis 4. 0 Wenn Bus nicht verwendet wird.</text:p>
      <text:p text:style-name="P4"/>
      <text:p text:style-name="P18"/>
      <text:h text:style-name="Heading_20_2" text:outline-level="2">DDL</text:h>
      <text:p text:style-name="P15">[ddl]</text:p>
      <text:p text:style-name="P15">bus = 5</text:p>
      <text:p text:style-name="P15">spiport = /dev/spidev0</text:p>
      <text:p text:style-name="P15">maerklin</text:p>
      <text:p text:style-name="P15">dcc</text:p>
      <text:p text:style-name="P15">mfx=1021970</text:p>
      <text:p text:style-name="P15">mfx_reg_count_file = /etc/srcpd.regcount</text:p>
      <text:p text:style-name="P15">siggmode</text:p>
      <text:p text:style-name="P15">timeout_shortcut_power_off = 10000</text:p>
      <text:p text:style-name="P16"><text:span text:style-name="T10">#</text:span>dsr_invers</text:p>
      <text:p text:style-name="P15">shortcut_delay = 500</text:p>
      <text:p text:style-name="P15">#watchdog</text:p>
      <text:p text:style-name="P5"/>
      <text:p text:style-name="P5">bus<text:line-break/>Zu verwendender srcp Bus.</text:p>
      <text:p text:style-name="P5">spiport<text:line-break/>Zu verwendender SPI Bus für die Ausgabe.</text:p>
      <text:p text:style-name="P5">maerklin<text:line-break/>Wenn enthalten, wird das Märklin / Motorola Protokoll aktiviert.</text:p>
      <text:p text:style-name="P5">dcc<text:line-break/>Wenn enthalten, wird das DCC Protokoll aktiviert.</text:p>
      <text:p text:style-name="P5">mfx=UIDZentrale<text:line-break/>Wenn enthalten, wird das MFX Protokoll aktiviert. Es muss die für die Zentrale zu verwendende UID (32 Bit) angegeben werden.</text:p>
      <text:p text:style-name="P5">mfx_reg_count_file<text:line-break/>Angabe des Files in dem der MFX Neuanmeldezählerstand gespeichert wird.</text:p>
      <text:p text:style-name="P5">siggmode<text:line-break/>Wenn vorhanden wird der / die Booster über Impulse an RTS gestartet und DT<text:span text:style-name="T10">R</text:span> gestoppt, <text:span text:style-name="T10">Rückmeldungh Booster ein über CTS</text:span>.<text:line-break/>Ansonsten definiert <text:span text:style-name="T10">DTR</text:span> Booster Ein/Aus, <text:span text:style-name="T10">Rückmeldung über DSR</text:span>.</text:p>
      <text:p text:style-name="P5">timeout_shortcut_power_off<text:line-break/>Nur bei „siggmode“: wieviele Millisekunden muss der Booster eingeschaltet sein, damit bei einer Abschaltung (wegen Kurzschluss), einmalig versucht wird automatisch wieder einzuschalten.</text:p>
      <text:p text:style-name="P17">dsr_invers<text:line-break/><text:span text:style-name="T10">Invertierte Rückmeldung Booster On an DSR (nur wenn nicht siggmode)</text:span></text:p>
      <text:p text:style-name="P17"/>
      <text:p text:style-name="P5"><text:soft-page-break/>shortcut_delay<text:line-break/>Wenn nicht „siggmode“: Verzögerung in Millisekunden bis auf Überlastmeldung mit Ausschalten reagiert wird.</text:p>
      <text:p text:style-name="P5">watchdog<text:line-break/>Wenn vorhanden: Watchdog auf srcp Kommandos. Automatische Boosterausschaltung wenn länger als 2s keine Kommando auf srcp Kommandosession empfangen wird.</text:p>
      <text:h text:style-name="Heading_20_1" text:outline-level="1">SRCP Protokoll</text:h>
      <text:p text:style-name="P5">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xml:id="list3453937081" text:style-name="L3">
        <text:list-item>
          <text:p text:style-name="P30">Device Groups DESCRIPTION, GM, LOCK, SERVER, TIME</text:p>
        </text:list-item>
        <text:list-item>
          <text:p text:style-name="P30">Für FB (S88 Bus) gilt, dass die Zustände über INFO automatisch bei Veränderungen gemeldet werden. Es werden KEINE Kommandos (SET, GET, WAIT, INIT, TERM) unterstützt.</text:p>
        </text:list-item>
      </text:list>
      <text:h text:style-name="P26" text:outline-level="2">GL Erweiterungen für MFX</text:h>
      <text:p text:style-name="P6">Für MFX (Protokollbezeichner „X“) gilt folgender GL INIT:</text:p>
      <text:p text:style-name="P10">INIT &lt;bus&gt; GL &lt;addr&gt; X <text:span text:style-name="T9">&lt;UID&gt; </text:span>„Lokname“ CodeF0 CodeF1 … CodeF15</text:p>
      <text:p text:style-name="P6">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xml:id="list1474388436" text:style-name="L4">
        <text:list-item>
          <text:p text:style-name="P31">Bit 0..7: S2</text:p>
        </text:list-item>
        <text:list-item>
          <text:p text:style-name="P31">Bit 8..15: S1</text:p>
        </text:list-item>
        <text:list-item>
          <text:p text:style-name="P31">Bit 16..23: Gruppe</text:p>
        </text:list-item>
      </text:list>
      <text:p text:style-name="P6">Wenn eine neue Lok erkannt wird, dann wird dieser INIT automatisch über INFO Kanal gesendet.</text:p>
      <text:h text:style-name="Heading_20_2" text:outline-level="2">Servicemode</text:h>
      <text:p text:style-name="P6">Es wird Servicemode für DCC und MFX unterstützt. Es kann gleichzeitig IMMER nur ein Servicemode aktiv sein!</text:p>
      <text:p text:style-name="P10">INIT &lt;busnr&gt; SM NMRA<text:line-break/>INIT &lt;busnr&gt; SM MFX<text:line-break/>TERM &lt;busnr&gt; SM</text:p>
      <text:h text:style-name="P27" text:outline-level="2">Servicemode <text:span text:style-name="T7">DCC</text:span></text:h>
      <text:p text:style-name="P7">Wie in SRCP Beschrieben:</text:p>
      <text:p text:style-name="P20">SET &lt;bus&gt; SM &lt;decoderaddress&gt; &lt;type&gt; &lt;1 or more values&gt;</text:p>
      <text:p text:style-name="P7"/>
      <text:p text:style-name="P7"><text:soft-page-break/>Jedoch nur: type CV und CVBIT. REG und PAGE werden NICHT unterstützt.</text:p>
      <text:p text:style-name="P7">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ausgeschaltetem Booster und aktiviertem DCC SM an SPI. Damit ist sichergestellt, dass die Anlage NIE Programmiergleisbefehle erhält.</text:p>
      <text:p text:style-name="P7">VERIFY und GET werden unterstützt wenn ACK Impuls Schaltung mit Rückmeldung an RI <text:s/>(Raspberry PI GPIO 22) vorhanden ist.</text:p>
      <text:h text:style-name="Heading_20_2" text:outline-level="2">Servicemode MFX</text:h>
      <text:p text:style-name="P7">Für MFX Servicemode gilt:</text:p>
      <text:p text:style-name="P11">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8">type: immer „CAMFX“</text:p>
      <text:p text:style-name="P8">block, ca, caindex, index: Siehe MFX Protokollbeschreibung <text:span text:style-name="T6"><text:s/></text:span><text:a xlink:type="simple" xlink:href="http://www.skrauss.de/modellbahn/Schienenformat.pdf" text:style-name="Internet_20_link" text:visited-style-name="Visited_20_Internet_20_Link"><text:span text:style-name="T6">http://www.skrauss.de/modellbahn/Schienenformat.pdf</text:span></text:a></text:p>
      <text:h text:style-name="P24" text:outline-level="1">Konfiguration Raspberry PI</text:h>
      <text:p text:style-name="P9">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9">Wenn <text:span text:style-name="T11">S88 über </text:span>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9">Das bedeutet, dass in /boot/config.txt folgendes enthalten sein muss:</text:p>
      <text:p text:style-name="P12">core_freq=250<text:line-break/>core_freq_min=250</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2T20:45:38.413000000</meta:creation-date>
    <dc:date>2023-12-15T20:55:51.537000000</dc:date>
    <meta:editing-duration>PT48M48S</meta:editing-duration>
    <meta:editing-cycles>7</meta:editing-cycles>
    <meta:generator>LibreOffice/7.0.1.2$Windows_X86_64 LibreOffice_project/7cbcfc562f6eb6708b5ff7d7397325de9e764452</meta:generator>
    <meta:document-statistic meta:table-count="0" meta:image-count="0" meta:object-count="0" meta:page-count="5" meta:paragraph-count="95" meta:word-count="1007" meta:character-count="6985" meta:non-whitespace-character-count="6097"/>
  </office:meta>
</office:document-meta>
</file>